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51cm" style:auto-text-indent="false"/>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text-indent="1.251cm" style:auto-text-indent="false"/>
    </style:style>
    <style:style style:name="P3" style:family="paragraph" style:parent-style-name="Standard">
      <style:paragraph-properties fo:margin-left="0cm" fo:margin-right="0cm" fo:text-align="justify" style:justify-single-word="false" fo:text-indent="1.251cm" style:auto-text-indent="false"/>
      <style:text-properties officeooo:paragraph-rsid="0020421d"/>
    </style:style>
    <style:style style:name="P4" style:family="paragraph" style:parent-style-name="Standard">
      <style:paragraph-properties fo:margin-left="0cm" fo:margin-right="0cm" fo:text-align="justify" style:justify-single-word="false" fo:text-indent="1.251cm" style:auto-text-indent="false"/>
      <style:text-properties officeooo:paragraph-rsid="0020f562"/>
    </style:style>
    <style:style style:name="P5"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6" style:family="paragraph" style:parent-style-name="Standard">
      <style:paragraph-properties fo:margin-left="0cm" fo:margin-right="0cm" fo:text-align="justify" style:justify-single-word="false" fo:text-indent="1.251cm" style:auto-text-indent="false"/>
      <style:text-properties fo:font-size="12pt" officeooo:paragraph-rsid="0020421d" style:font-size-asian="12pt" style:font-size-complex="12pt"/>
    </style:style>
    <style:style style:name="P7" style:family="paragraph" style:parent-style-name="Standard">
      <style:paragraph-properties fo:margin-left="0cm" fo:margin-right="0cm" fo:text-align="justify" style:justify-single-word="false" fo:text-indent="1.251cm" style:auto-text-indent="false"/>
      <style:text-properties style:text-underline-style="solid" style:text-underline-width="auto" style:text-underline-color="font-color"/>
    </style:style>
    <style:style style:name="P8" style:family="paragraph" style:parent-style-name="Standard">
      <style:paragraph-properties fo:margin-left="0cm" fo:margin-right="0cm" fo:text-align="justify" style:justify-single-word="false" fo:text-indent="1.251cm" style:auto-text-indent="false"/>
      <style:text-properties officeooo:rsid="0020f562" officeooo:paragraph-rsid="0020f562"/>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2">
      <style:paragraph-properties fo:text-align="justify" style:justify-single-word="false"/>
      <style:text-properties officeooo:paragraph-rsid="0020421d"/>
    </style:style>
    <style:style style:name="P12" style:family="paragraph" style:parent-style-name="Standard" style:list-style-name="L5">
      <style:paragraph-properties fo:text-align="justify" style:justify-single-word="false"/>
      <style:text-properties officeooo:paragraph-rsid="0020421d"/>
    </style:style>
    <style:style style:name="P13" style:family="paragraph" style:parent-style-name="Standard" style:list-style-name="L6">
      <style:paragraph-properties fo:text-align="justify" style:justify-single-word="false"/>
      <style:text-properties officeooo:paragraph-rsid="0020421d"/>
    </style:style>
    <style:style style:name="P14" style:family="paragraph" style:parent-style-name="Standard" style:list-style-name="L7">
      <style:paragraph-properties fo:text-align="justify" style:justify-single-word="false"/>
      <style:text-properties officeooo:paragraph-rsid="0020421d"/>
    </style:style>
    <style:style style:name="P15" style:family="paragraph" style:parent-style-name="Standard" style:list-style-name="L8">
      <style:paragraph-properties fo:text-align="justify" style:justify-single-word="false"/>
      <style:text-properties officeooo:paragraph-rsid="0022edaa"/>
    </style:style>
    <style:style style:name="P16" style:family="paragraph" style:parent-style-name="Standard" style:list-style-name="L2">
      <style:paragraph-properties fo:text-align="justify" style:justify-single-word="false"/>
      <style:text-properties fo:font-size="12pt" officeooo:paragraph-rsid="0020421d" style:font-size-asian="12pt" style:font-size-complex="12pt"/>
    </style:style>
    <style:style style:name="P17" style:family="paragraph" style:parent-style-name="Standard" style:list-style-name="L3">
      <style:paragraph-properties fo:text-align="justify" style:justify-single-word="false"/>
      <style:text-properties style:font-name="Times New Roman" fo:font-size="12pt" style:text-underline-style="none" officeooo:paragraph-rsid="0020421d" style:font-size-asian="12pt" style:font-size-complex="12pt"/>
    </style:style>
    <style:style style:name="P18" style:family="paragraph" style:parent-style-name="Standard" style:list-style-name="L4">
      <style:paragraph-properties fo:margin-left="0cm" fo:margin-right="0cm" fo:text-align="justify" style:justify-single-word="false" fo:text-indent="1.251cm" style:auto-text-indent="false"/>
      <style:text-properties officeooo:paragraph-rsid="0020421d"/>
    </style:style>
    <style:style style:name="P19" style:family="paragraph" style:parent-style-name="Standard" style:list-style-name="L3">
      <style:paragraph-properties fo:margin-left="0cm" fo:margin-right="0cm" fo:text-align="justify" style:justify-single-word="false" fo:text-indent="1.251cm" style:auto-text-indent="false"/>
      <style:text-properties style:font-name="Times New Roman" fo:font-size="12pt" style:text-underline-style="none" officeooo:paragraph-rsid="0020421d" style:font-size-asian="12pt" style:font-size-complex="12pt"/>
    </style:style>
    <style:style style:name="P20" style:family="paragraph" style:parent-style-name="Standard">
      <style:paragraph-properties fo:margin-left="0cm" fo:margin-right="0cm" fo:text-align="justify" style:justify-single-word="false" fo:text-indent="1.251cm" style:auto-text-indent="false"/>
      <style:text-properties style:font-name="Times New Roman" fo:font-size="12pt" fo:font-style="italic" style:text-underline-style="none" fo:font-weight="bold" style:font-size-asian="12pt" style:font-style-asian="italic" style:font-weight-asian="bold" style:font-size-complex="12pt"/>
    </style:style>
    <style:style style:name="P21" style:family="paragraph" style:parent-style-name="Standard">
      <style:paragraph-properties fo:margin-left="0cm" fo:margin-right="0cm" fo:text-align="justify" style:justify-single-word="false" fo:text-indent="1.251cm" style:auto-text-indent="false"/>
      <style:text-properties style:font-name="Times New Roman" fo:font-size="14pt" fo:font-style="italic" style:text-underline-style="none" fo:font-weight="bold" style:font-size-asian="14pt" style:font-style-asian="italic" style:font-weight-asian="bold"/>
    </style:style>
    <style:style style:name="P22" style:family="paragraph" style:parent-style-name="Standard">
      <style:paragraph-properties fo:margin-left="0cm" fo:margin-right="0cm" fo:text-align="justify" style:justify-single-word="false" fo:text-indent="1.251cm" style:auto-text-indent="false"/>
      <style:text-properties fo:font-weight="bold" style:font-weight-asian="bold" style:font-weight-complex="bold"/>
    </style:style>
    <style:style style:name="P23" style:family="paragraph" style:parent-style-name="Heading_20_1">
      <style:text-properties fo:font-weight="bold" style:font-weight-asian="bold" style:font-weight-complex="bold"/>
    </style:style>
    <style:style style:name="P24" style:family="paragraph" style:parent-style-name="Heading_20_1" style:master-page-name="">
      <style:paragraph-properties style:page-number="auto" fo:break-before="page"/>
    </style:style>
    <style:style style:name="P25" style:family="paragraph" style:parent-style-name="Contents_20_1">
      <style:paragraph-properties>
        <style:tab-stops>
          <style:tab-stop style:position="17.59cm" style:type="right" style:leader-style="dotted" style:leader-text="."/>
        </style:tab-stops>
      </style:paragraph-properties>
      <style:text-properties style:font-name="Times New Roman1"/>
    </style:style>
    <style:style style:name="P26" style:family="paragraph" style:parent-style-name="Contents_20_Heading" style:master-page-name="First_20_Page">
      <style:paragraph-properties style:page-number="auto" fo:break-before="page"/>
    </style:style>
    <style:style style:name="P27" style:family="paragraph" style:parent-style-name="Header">
      <style:paragraph-properties fo:text-align="end" style:justify-single-word="false"/>
    </style:style>
    <style:style style:name="T1" style:family="text">
      <style:text-properties style:font-name="Times New Roman"/>
    </style:style>
    <style:style style:name="T2" style:family="text">
      <style:text-properties style:font-name="Times New Roman" fo:font-size="14pt" style:text-underline-style="none" style:font-size-asian="14pt"/>
    </style:style>
    <style:style style:name="T3" style:family="text">
      <style:text-properties style:font-name="Times New Roman" fo:font-size="14pt" style:text-underline-style="none" officeooo:rsid="0022edaa" style:font-size-asian="14pt"/>
    </style:style>
    <style:style style:name="T4" style:family="text">
      <style:text-properties style:font-name="Times New Roman" fo:font-style="italic" style:text-underline-style="none" fo:font-weight="bold" style:font-style-asian="italic" style:font-weight-asian="bold"/>
    </style:style>
    <style:style style:name="T5" style:family="text">
      <style:text-properties style:font-name="Times New Roman" style:text-underline-style="none"/>
    </style:style>
    <style:style style:name="T6" style:family="text">
      <style:text-properties style:font-name="Times New Roman" style:text-underline-style="none" fo:font-weight="bold" style:font-weight-asian="bold"/>
    </style:style>
    <style:style style:name="T7" style:family="text">
      <style:text-properties style:font-name="Times New Roman" fo:font-size="12pt" style:text-underline-style="none" officeooo:rsid="0022edaa" style:font-size-asian="12pt" style:font-size-complex="12pt"/>
    </style:style>
    <style:style style:name="T8" style:family="text">
      <style:text-properties style:font-name="Times New Roman" fo:font-size="12pt" style:text-underline-style="none" officeooo:rsid="0022edaa" style:font-size-asian="10.5pt" style:font-size-complex="12pt"/>
    </style:style>
    <style:style style:name="T9" style:family="text">
      <style:text-properties style:font-name="Times New Roman" officeooo:rsid="0022edaa"/>
    </style:style>
    <style:style style:name="T10" style:family="text">
      <style:text-properties officeooo:rsid="0020421d"/>
    </style:style>
    <style:style style:name="T11" style:family="text">
      <style:text-properties fo:font-weight="bold" style:font-weight-asian="bold" style:font-weight-complex="bold"/>
    </style:style>
    <style:style style:name="T12" style:family="text">
      <style:text-properties fo:font-weight="bold" officeooo:rsid="0020421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1" text:start-value="5">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6">Содержание</text:p>
          </text:index-title>
          <text:p text:style-name="P25">ВВЕДЕНИЕ<text:tab/>2</text:p>
          <text:p text:style-name="P25">1. Виды лицензий<text:tab/>3</text:p>
          <text:p text:style-name="P25">2. Примеры лицензий открытого ПО<text:tab/>6</text:p>
          <text:p text:style-name="P25">3. Виды бесплатного ПО<text:tab/>11</text:p>
          <text:p text:style-name="P25">4. Виды платного ПО<text:tab/>12</text:p>
          <text:p text:style-name="P25">5. Логистика поставок ПО<text:tab/>13</text:p>
          <text:p text:style-name="P25">БИБЛИОГРАФИЧЕСКИЙ СПИСОК<text:tab/>14</text:p>
        </text:index-body>
      </text:table-of-content>
      <text:p text:style-name="Heading_20_1"/>
      <text:p text:style-name="P24"><text:toc-mark-start text:id="IMark35782888" text:outline-level="1"/><text:toc-mark-start text:id="IMark35783064" text:outline-level="1"/>ВВЕДЕНИЕ<text:toc-mark-end text:id="IMark35783064"/><text:toc-mark-end text:id="IMark35782888"/></text:p>
      <text:p text:style-name="P2"/>
      <text:p text:style-name="P2">Программное обеспечение защищено от несанкционированного копирования законами об авторских правах. Законы об авторских правах предусматривают сохранение за автором (издателем) программного обеспечения нескольких исключительных прав, одно из которых — право на производство копий программного обеспечения.</text:p>
      <text:p text:style-name="P2">Приобретение программного продукта — это приобретение лицензии (права) на его использование. Для каждой используемой программы необходима лицензия.</text:p>
      <text:p text:style-name="P2"/>
      <text:p text:style-name="P2">Лицензионные права, как правило, различаются для разных категорий продуктов:</text:p>
      <text:list xml:id="list455914424217818086" text:style-name="L1">
        <text:list-item>
          <text:p text:style-name="P9">Персональные операционные системы, настольные приложения, игры, мультимедийные программы лицензируются по следующему принципу - одна лицензия на один компьютер. Не имеет значения, сколько физических лиц использует компьютер.</text:p>
        </text:list-item>
        <text:list-item>
          <text:p text:style-name="P9">Средства разработки лицензируются по принципу одна лицензия для одного физического лица.</text:p>
        </text:list-item>
      </text:list>
      <text:p text:style-name="P2"/>
      <text:p text:style-name="P2">Серверные продукты предполагают в общем случае две схемы лицензирования: лицензирование сервер/клиент (серверная лицензия для установки на сервер плюс клиентские лицензии для устройств или пользователей, обращающихся к службам сервера) или лицензирование на процессор (процессорная лицензия для каждого процессора сервера).</text:p>
      <text:p text:style-name="P2">Согласно Гражданскому Кодексу РФ, программное обеспечение (ПО) является объектом интеллектуальной собственности и охраняется законом (ГК РФ, часть 4, гл. 69, ст. 1225). При этом юридически защита авторских прав распространяется на все виды ПО (в том числе и на операционные системы и программные комплексы), независимо от того, на каком языке они написаны и в какой форме выражены, включая исходный текст и объектный код (ГК РФ, часть 4, гл. 69, ст. 1261).</text:p>
      <text:p text:style-name="P2">Лицензия как разрешение компетентного государственного органа на осуществление определенного вида деятельности выдается на основании Федерального закона «О лицензировании отдельных видов деятельности» и ряда других федеральных законов. Использование лицензий-разрешений на использование объектов интеллектуальной собственности регулируется законодательством об интеллектуальной собственности, в частности, законами РФ «Об авторском праве и смежных правах», «О правовой охране программ для ЭВМ и баз данных», «О товарных знаках, знаках обслуживания и наименованиях мест происхождения товаров», Патентным законом РФ.</text:p>
      <text:p text:style-name="P2">За нарушение авторских прав на программные продукты российским законодательством предусмотрена гражданско-правовая, административная и уголовная ответственность.</text:p>
      <text:p text:style-name="P2">1 Стать 146 УК РФ. Нарушение авторских и смежных прав (незаконное использование объектов авторского права или смежных прав, а равно присвоение авторства, если эти деяния причинили крупный ущерб). Предусмотрено наказание в виде лишения свободы сроком до 6 лет.</text:p>
      <text:p text:style-name="P2">2 Статья 147 УК РФ. Нарушение изобретательских и патентных прав (незаконное использование изобретения, полезной модели или промышленного образца, разглашение без согласия автора или заявителя сущности изобретения, полезной модели или промышленного образца до официальной публикации сведений о них, присвоение авторства или принуждение к соавторству, если эти деяния причинили крупный ущерб). Предусмотрено наказание в виде лишения свободы сроком до 6 лет.</text:p>
      <text:p text:style-name="Heading_20_1"><text:soft-page-break/><text:toc-mark-start text:id="IMark37069096" text:outline-level="1"/><text:span text:style-name="T12">1. </text:span><text:span text:style-name="T11">Виды лицензий</text:span><text:toc-mark-end text:id="IMark37069096"/></text:p>
      <text:p text:style-name="P2"/>
      <text:p text:style-name="P2">1. По лицензионному соглашению могут передаваться исключительные или неисключительные права на программное обеспечение.</text:p>
      <text:p text:style-name="P2">При передаче неисключительных прав правообладатель предоставляет пользователю право использовать ПО наравне с собой или другими лицами, также уполномоченными правообладателем. При этом правообладатель не лишается возможности использовать программное обеспечение сам и предоставлять право использования данного программного обеспечения иным лицам. При передаче исключительных прав на программное обеспечение правообладатель передает пользователю имеющиеся у него исключительные права на программное обеспечение; в этом случае правообладатель не вправе осуществлять те правомочия, которые были переданы пользователю по договору о передаче исключительных прав, а также передавать эти полномочия иным лицам.</text:p>
      <text:p text:style-name="P2"/>
      <text:p text:style-name="P2">2. Программное обеспечение может распространяться на условии открытого кода (OpenWare), или же без такого условия</text:p>
      <text:p text:style-name="P2">При распространении программного обеспечения на условиях открытого кода правообладатель, предоставляя пользователю право использования программного обеспечения, передает также исходные коды программы. При этом пользователю может предоставляться право модифицировать исходные тексты в целях их переработки и совершенствования. Последующее использование полученных в результате такой переработки программных продуктов различается в зависимости от вида лицензии. В настоящее время существуют две группы типовых лицензий на передачу программного обеспечения с открытым кодом: GNU GPL (General Public License) и FreeBSD(лицензия университета Беркли) .</text:p>
      <text:p text:style-name="P2">Основное их различие заключается в «наследуемости» свойства открытого кода: согласно условиям лицензии GNU GPL, все программные продукты, полученные в результате переработки или модернизации распространяемого на таких условиях программного кода, также могут распространяться далее только на условиях GNU GPL. Это, с одной стороны, способствует прогрессу в развитии программного обеспечения, с другой – нарушает имущественные интересы некоторых разработчиков, вложивших серьезные средства в модернизацию программного кода.</text:p>
      <text:p text:style-name="P2">Бoльшую свободу в использовании передаваемого программного обеспечения предоставляет лицензия Free BSD. По условиям этой лицензии, программные продукты, полученные в результате переработки предоставленного программного кода, могут распространяться на любых условиях, в том числе и на возмездной основе. Лицензии FreeBSD и GNU GPL получили широкое распространение, но они не являются единственно возможными лицензиями на передачу программного обеспечения с открытым кодом. Правообладателем, при необходимости, могут быть выработаны собственные условия предоставления прав на такое программное обеспечение, в большей или меньшей степени ограничивающие права пользователя. Лицензии на распространение программного обеспечения, не содержащие условия об открытости исходных кодов, более разнообразны. Каждый правообладатель может выработать свои собственные условия предоставления прав на ПО. Практически во всех таких лицензиях содержится запрет на любую модификацию программного кода, если только такая модификация не разрешена прямо в законодательстве (например, адаптация программы).</text:p>
      <text:p text:style-name="P2"/>
      <text:p text:style-name="P2">3. Распространенным делением типов программного обеспечения в зависимости от <text:soft-page-break/>условий лицензии является их деление по критерию возмездности. В соответствии с этим критерием, программное обеспечение делится на бесплатное, условно-бесплатное и коммерческое. В некоторых случаях выделяют также программное обеспечение, распространяемое на специальных условиях. Бесплатное программное обеспечение (FreeWare) не следует путать с «открытым» программным обеспечением (OpenWare): как бесплатность распространения не означает открытости исходных кодов, так и открытость исходных кодов не влечет за собой безвозмездный характер распространения. При предоставлении программного обеспечения на бесплатной основе правообладателем, как правило, оговариваются специальные условия использования ПО. Распространенным условием является запрет на внесение любых изменений в программный код, за исключением прямо разрешенных законодательством. Обычным условием «бесплатной» лицензии является оговорка об освобождении правообладателя от любых гарантий и обязательств, связанных с функционированием программного обеспечения.</text:p>
      <text:p text:style-name="P2">Условно-бесплатное распространение программного обеспечения подразумевает, что пользователю предоставляется возможность ознакомиться с программой, протестировать ее возможности при решении задач пользователя. При этом либо ограничивается срок бесплатного использования программы, либо предоставляется функционально ограниченная версия ПО. По ознакомлении с программой пользователь вправе либо отказаться от ее дальнейшего использования, либо оплатить программный продукт и приобрести права на него в полном объеме.</text:p>
      <text:p text:style-name="P2">Коммерческое распространение программного обеспечения предполагает, что пользователь должен оплатить программы, только после чего он получает права на них. Обычно в лицензионных соглашениях, предусматривающих предварительную или последующую оплату за передаваемое программное обеспечение, содержится больший объем гарантий и обязательств правообладателя, нежели в лицензиях на бесплатно распространяемое программное обеспечение.</text:p>
      <text:p text:style-name="P2">В некоторых случаях правообладатели, распространяющие свое программное обеспечение на коммерческой основе, предоставляют права бесплатно, или условно-бесплатно. Обычно соглашения о предоставлении ПО в таких случаях содержат набор дополнительных условий, ограничивающих (реже – расширяющих) права пользователей, а также предусматривающих пределы использования программных продуктов.</text:p>
      <text:p text:style-name="P2"/>
      <text:p text:style-name="P2">4. Лицензионные соглашения можно подразделить в зависимости от того, с кем, и в каких целях они заключаются. По этому критерию можно выделить лицензионные соглашения с конечным пользователем (EULA – End User License Agreement), и лицензии, предусматривающие возможность доработки программного обеспечения.</text:p>
      <text:p text:style-name="P2">Типовой формы лицензионного соглашения с конечным пользователем в настоящее время не выработано, различными правообладателями используются разные, хотя и близкие по содержанию лицензионные соглашения. Лицензионные соглашения с конечным пользователем обычно предусматривают минимально возможный объем предоставляемых прав, причем права никогда не предоставляются на исключительных условиях. В таких соглашениях устанавливаются также пределы правомочий пользователя, гарантии правообладателя, определяются механизмы технической поддержки использования ПО. В отличие от единообразных лицензионных соглашений с конечным пользователем, лицензионные соглашения, предусматривающие возможность доработки программы, могут значительно различаться.</text:p>
      <text:p text:style-name="P2">Во-первых, такие лицензионные соглашения могут входить в пакет документов, <text:soft-page-break/>оформляющих отношения дистрибьюторского или франчайзингового типа. Согласно таким соглашениям, компания-правообладатель предоставляет компании-распространителю право распространять ПО, в том числе, и с возможной доработкой продукта под нужды конечного пользователя. Система лицензионных соглашений в этом случае будет двухуровневой: правообладатель программного продукта предоставляет лицензию как распространителю, так и (посредством распространителя) конечному пользователю. Права на произведенные распространителем изменения в программном продукте, как правило, сохраняются за распространителем и предоставляются им конечному пользователю по соответствующей лицензии.</text:p>
      <text:p text:style-name="P2">Во-вторых, возможность доработки ПО может содержаться в лицензионных соглашениях, являющихся частью партнерского договора. Таким партнерским договором обычно оформляются отношения по совместной разработке комплексных программных продуктов, где модули, написанные одними разработчиками, могут модифицироваться другими; при этом каждый из разработчиков сохраняет права на результат собственных творческих усилий. Объем и пределы осуществления предоставляемых таким соглашением прав могут различаться в зависимости от того, насколько тесными являются отношения между разработчиками.</text:p>
      <text:p text:style-name="P2">Возможность доработки программного продукта предусмотрена в «свободных» лицензиях (GNU GPL и FreeBSD). В этом случае возможность последующей передачи прав на программное обеспечение не ограничивается, более того, в лицензиях семейства GNU GPL отсутствие ограничений на передачу прав является обязательным.</text:p>
      <text:p text:style-name="P2">5. В некоторых случаях, когда речь идет о предоставлении прав на программное обеспечение конечному пользователю, можно говорить о «связанных» и «независимо предоставляемых» лицензиях (поставка на условиях OEM (Original equipment manufacturer) /BOX).</text:p>
      <text:p text:style-name="P2">В первом случае (OEM) права на программное обеспечение предоставляются при поставке программного обеспечения вместе с компьютерным оборудованием. Такие лицензии предусматривают меньшее лицензионное вознаграждение (обычно включаемое в стоимость оборудования), но при этом предусматривают меньший объем правомочий пользователя.</text:p>
      <text:p text:style-name="P2">При независимой («коробочной») поставке программное обеспечение предоставляется на соответствующем материальном носителе, в сопровождении документации, необходимой для установки, наладки и использования программы; сам материальный носитель выступает в качестве резервной копии дистрибутива. Объем предоставляемых правомочий в этом случае несколько больше, кроме того, возможно предоставление по одной лицензии возможности использования программы на нескольких компьютерах (при условии соразмерного увеличения лицензионного вознаграждения). При такого рода поставках часто используется т.н. «оберточная лицензия»: пользователь признается заключившим лицензионное соглашение (напечатанное на обертке), если он вскрыл коробку с дистрибутивом.</text:p>
      <text:p text:style-name="P2"/>
      <text:p text:style-name="P2"/>
      <text:p text:style-name="P2"/>
      <text:p text:style-name="P2"/>
      <text:p text:style-name="P2"/>
      <text:p text:style-name="P2"/>
      <text:p text:style-name="P2"/>
      <text:p text:style-name="P2"/>
      <text:p text:style-name="P2"/>
      <text:p text:style-name="P2"/>
      <text:p text:style-name="Heading_20_1"><text:soft-page-break/><text:toc-mark-start text:id="IMark37075416" text:outline-level="1"/><text:span text:style-name="T12">2. </text:span><text:span text:style-name="T11">Примеры лицензий открытого ПО</text:span><text:toc-mark-end text:id="IMark37075416"/></text:p>
      <text:p text:style-name="P2"/>
      <text:p text:style-name="P5"><text:span text:style-name="T4">GNU General Public License</text:span><text:span text:style-name="T5"> — лицензия на свободное программное обеспечение, созданная в рамках проекта GNU в 1988 г. Её также сокращённо называют GNU GPL или даже просто GPL, если из контекста понятно, что речь идёт именно о данной лицензии. Вторая версия этой лицензии была выпущена в 1991 году, третья версия, после многолетней работы и длительной дискуссии — в 2007 году. GNU Lesser General Public License (LGPL) — это ослабленная версия GPL, предназначенная для некоторых библиотек ПО. GNU Affero General Public License — это усиленная версия GPL для программ, предназначенных для доступа к ним через сеть.</text:span></text:p>
      <text:p text:style-name="P2">Цель GNU GPL — предоставить пользователю права копировать, модифицировать и распространять (в том числе на коммерческой основе) программы (что по умолчанию запрещено законом об авторских правах), а также гарантировать, что и пользователи всех производных программ получат вышеперечисленные права. (То есть, к примеру, запрещено на основе свободной программы под GPL создать другой проект и закрыть его, то есть не предоставлять его исходники пользователям. Таким образом, данная лицензия вовсе не позволяет делать с программами «что попало», как могут ошибочно трактовать данную лицензию плохо знакомые с ней.) Принцип «наследования» прав называется «копилефт» (транслитерация английского «copyleft») и был придуман Ричардом Столлмэном. По контрасту с GPL, лицензии собственнического ПО очень редко дают пользователю такие права и обычно, наоборот, стремятся их ограничить, например, запрещая восстановление исходного кода.</text:p>
      <text:p text:style-name="P2">Лицензируя работу на условиях GNU GPL, автор не отказывается от права считаться её автором.</text:p>
      <text:p text:style-name="P2">GPL была написана Ричардом Столлмэном для использования с программами как часть проекта GNU. Она базируется на сходных лицензиях, использовавшихся для ранних версий GNU Emacs, GDB (отладчика GNU) и Коллекции компиляторов GNU (GCC), унифицирует и обобщает их.</text:p>
      <text:p text:style-name="P2"/>
      <text:p text:style-name="P7">GPL v1</text:p>
      <text:p text:style-name="P2">Лицензии-прототипы содержали части, подобные частям GPL, но были специфичными для каждой программы. Целью Столлмэна являлось создание единой лицензии, которая могла бы использоваться для любого проекта, делая таким образом возможным совместное использование кода различными программами. Такой лицензией и стала первая версия GNU GPL, выпущенная в январе 1989 года.</text:p>
      <text:p text:style-name="P2"/>
      <text:p text:style-name="P7">GPL v2</text:p>
      <text:p text:style-name="P2">В 1990 году стало очевидным, что требуется менее ограничивающая лицензия, которая могла бы использоваться для некоторых библиотек ПО; когда версия 2 GPL была выпущена в июне 1991 года, вместе с ней была введена в обращение GNU Library General Public License, также получившая номер 2, для обозначения того, что эти две лицензии являются взаимодополняющими. Номера версий разошлись в 1999 году, когда была выпущена LGPL версии 2.1, которая была переименована в Lesser General Public License для уточнения её местоположения в философии GNU.</text:p>
      <text:p text:style-name="P2"/>
      <text:p text:style-name="P7">GPL v3</text:p>
      <text:p text:style-name="P2">В 2005 году Эбен Моглен и Ричард Столлмэн написали черновик третьей версии GPL. В <text:soft-page-break/>разгоревшейся затем 7 апреля 2005 года в Филадельфии дискуссии Столлмэн сделал несколько заявлений, касающихся патентов на ПО.</text:p>
      <text:p text:style-name="P2">В 2006 году Free Software Foundation начал двенадцатимесячную консультацию о возможных изменениях в GPL. Этот процесс координируется Фондом свободного программного обеспечения, Правовым центром свободы программного обеспечения и Европейским фондом свободного программного обеспечения. Целью консультаций является создание новой версии лицензии с учётом рекомендаций и опыта всех заинтересованных сторон, но с сохранением приверженности принципам свободного ПО.</text:p>
      <text:p text:style-name="P2">Окончательная версия GPLv3 была опубликована 29 июня 2007. </text:p>
      <text:p text:style-name="P3">19 ноября 2007 была выпущена GNU Affero General Public License v3 — GPLv3 с изменениями на основе Affero General Public License v1, выпущенной в 2002 году Affero Inc. на основе GNU GPLv2. Данная лицензия добавляет возможность получения исходного кода пользователям программы, взаимодействующим с ней только через сеть.</text:p>
      <text:p text:style-name="P2"/>
      <text:p text:style-name="P7">Схема GNU GPL</text:p>
      <text:p text:style-name="P2">Ниже приведена схема GNU GPL версии 2.0 (Эта схема не имеет никакой юридической силы и служит только для краткого ознакомления)</text:p>
      <text:list xml:id="list3425420829699979980" text:style-name="L2">
        <text:list-item>
          <text:p text:style-name="P10">Определения </text:p>
        </text:list-item>
      </text:list>
      <text:p text:style-name="P2">(первый абзац) Определение термина «программа»</text:p>
      <text:p text:style-name="P3">(второй абзац) Область действия лицензии</text:p>
      <text:list xml:id="list143540676828829" text:continue-numbering="true" text:style-name="L2">
        <text:list-item>
          <text:p text:style-name="P11">Право на копирование и распространение</text:p>
        </text:list-item>
        <text:list-item>
          <text:p text:style-name="P16">Изменение программы </text:p>
        </text:list-item>
      </text:list>
      <text:p text:style-name="P6">(первый абзац) Право на изменения при соблюдении следующих условий: </text:p>
      <text:list xml:id="list2378594857448111591" text:style-name="L3">
        <text:list-item>
          <text:p text:style-name="P19">добавление информации об изменении в модифицированных </text:p>
        </text:list-item>
      </text:list>
      <text:p text:style-name="P6">файлах;</text:p>
      <text:list xml:id="list143540728927110" text:continue-numbering="true" text:style-name="L3">
        <text:list-item>
          <text:p text:style-name="P17">лицензирование модифицированных версий на условиях GNU </text:p>
        </text:list-item>
      </text:list>
      <text:p text:style-name="P6">GPL;</text:p>
      <text:list xml:id="list143541083371012" text:continue-numbering="true" text:style-name="L3">
        <text:list-item>
          <text:p text:style-name="P17">условное требование интерактивного вывода информации об </text:p>
        </text:list-item>
      </text:list>
      <text:p text:style-name="P5">авторских правах и отсутствии гарантии.</text:p>
      <text:p text:style-name="P6">(абзацы 2—4) Уточнение термина «производная работа»</text:p>
      <text:list xml:id="list143540746464070" text:continue-list="list143540676828829" text:style-name="L2">
        <text:list-item>
          <text:p text:style-name="P11">Требование предоставления исходного кода </text:p>
        </text:list-item>
      </text:list>
      <text:p text:style-name="P2">(первый абзац) Возможные варианты распространения исполнимого кода: </text:p>
      <text:list xml:id="list8725761820652729880" text:style-name="L4">
        <text:list-item>
          <text:p text:style-name="P18">распространение вместе с исходным кодом, или</text:p>
        </text:list-item>
        <text:list-item>
          <text:p text:style-name="P18">распространение с гарантией предоставления исходного кода, или</text:p>
        </text:list-item>
        <text:list-item>
          <text:p text:style-name="P18">(для некоммерческого использования) распространение вместе с </text:p>
        </text:list-item>
      </text:list>
      <text:p text:style-name="P2">такой гарантией, полученной от третьего лица.</text:p>
      <text:p text:style-name="P2">(второй абзац) Определение термина «исходный код»</text:p>
      <text:p text:style-name="P3">(третий абзац) Достаточность одинакового доступа для копирования исполнимого и исходного кодов</text:p>
      <text:list xml:id="list2020395399490262781" text:style-name="L5">
        <text:list-item>
          <text:p text:style-name="P12">Прекращение действия лицензии при нарушении её условий</text:p>
        </text:list-item>
        <text:list-item>
          <text:p text:style-name="P12">Акты, означающие принятие лицензии</text:p>
        </text:list-item>
        <text:list-item>
          <text:p text:style-name="P12">Запрещение дополнительных ограничений при дальнейшем распространении</text:p>
        </text:list-item>
        <text:list-item>
          <text:p text:style-name="P12">Внешние ограничения не снимают обязательства выполнять условия лицензии</text:p>
        </text:list-item>
        <text:list-item>
          <text:p text:style-name="P12">Возможность географических ограничений</text:p>
        </text:list-item>
        <text:list-item>
          <text:p text:style-name="P12">Будущие версии GNU GPL</text:p>
        </text:list-item>
        <text:list-item>
          <text:p text:style-name="P12">Запросы на исключения из правил</text:p>
        </text:list-item>
        <text:list-item>
          <text:p text:style-name="P12">Отказ от предоставления гарантий</text:p>
        </text:list-item>
        <text:list-item>
          <text:p text:style-name="P12"><text:soft-page-break/>Отказ от ответственности</text:p>
        </text:list-item>
      </text:list>
      <text:p text:style-name="P21"/>
      <text:p text:style-name="P5"><text:span text:style-name="T4">Лицензия BSD</text:span><text:span text:style-name="T5">, Программная лицензия университета Беркли (англ. BSD license) — это лицензионное соглашение, впервые применённое для распространения UNIX-подобных операционных систем BSD.</text:span></text:p>
      <text:p text:style-name="P2">Существует две основных версии лицензии BSD, которые необходимо различать: «оригинальная» и так называемая «модифицированная» (вторую в англоязычной литературе часто называют New BSD License).</text:p>
      <text:p text:style-name="P2">Эти лицензии были подвергнуты ряду изменений, породив множество лицензий, обобщённо, именуемых «лицензии типа BSD». В настоящее время лицензии типа BSD являются одними из самых популярных лицензий для свободного программного обеспечения и используются для многих программ (помимо BSD-версий UNIX, для которых лицензия BSD была изначально создана).</text:p>
      <text:p text:style-name="P2">Права на исходный дистрибутив BSD официально принадлежат «попечителям университета Калифорнии» — управляющему органу университета Калифорнии. Причина этого заключается в том, что BSD был разработан в кампусе Беркли университета Калифорнии. Это указание изначальных прав сохранилось в современных версиях BSD (NetBSD, FreeBSD, OpenBSD, DragonFly BSD).</text:p>
      <text:p text:style-name="P2">По сравнению с другими распространёнными лицензиями на свободное программное обеспечение (например, GNU General Public License) лицензия BSD налагает меньше ограничений на пользователя. Поэтому в некотором смысле использование этой лицензии ближе к помещению программы в категорию общественного достояния.</text:p>
      <text:p text:style-name="P2">Текст лицензии считается общественным достоянием и может быть изменён без каких либо ограничений.</text:p>
      <text:p text:style-name="P2">Ниже приведён текст «модифицированной» лицензии BSD.</text:p>
      <text:p text:style-name="P2"/>
      <text:p text:style-name="P2">* Copyright (c) &lt;ГОД&gt;, &lt;ВЛАДЕЛЕЦ&gt;</text:p>
      <text:p text:style-name="P2">*</text:p>
      <text:p text:style-name="P3">* Разрешается повторное распространение и использование как в виде исходного кода, так и в двоичной форме, с изменениями или без, при соблюдении следующих условий:</text:p>
      <text:p text:style-name="P2">При повторном распространении исходного кода должно оставаться указанное выше уведомление об авторском праве, этот список условий и последующий отказ от гарантий.</text:p>
      <text:p text:style-name="P2">При повторном распространении двоичного кода должна сохраняться указанная выше информация об авторском праве, этот список условий и последующий отказ от гарантий в документации и/или в других материалах, поставляемых при распространении. Ни название &lt;Организации&gt;, ни имена ее сотрудников не могут быть использованы в качестве поддержки или продвижения продуктов, основанных на этом ПО без предварительного письменного разрешения.</text:p>
      <text:p text:style-name="P2">ЭТА ПРОГРАММА ПРЕДОСТАВЛЕНА ВЛАДЕЛЬЦАМИ АВТОРСКИХ ПРАВ И/ИЛИ ДРУГИМИ СТОРОНАМИ "КАК ОНА ЕСТЬ" БЕЗ КАКОГО-ЛИБО ВИДА ГАРАНТИЙ, ВЫРАЖЕННЫХ ЯВНО ИЛИ ПОДРАЗУМЕВАЕМЫХ, ВКЛЮЧАЯ, НО НЕ ОГРАНИЧИВАЯСЬ ИМИ, ПОДРАЗУМЕВАЕМЫЕ ГАРАНТИИ КОММЕРЧЕСКОЙ ЦЕННОСТИ И ПРИГОДНОСТИ ДЛЯ КОНКРЕТНОЙ ЦЕЛИ. НИ В КОЕМ СЛУЧАЕ, ЕСЛИ НЕ ТРЕБУЕТСЯ СООТВЕТСТВУЮЩИМ ЗАКОНОМ, ИЛИ НЕ УСТАНОВЛЕНО В УСТНОЙ ФОРМЕ, НИ ОДИН ВЛАДЕЛЕЦ АВТОРСКИХ ПРАВ И НИ ОДНО ДРУГОЕ ЛИЦО, КОТОРОЕ МОЖЕТ ИЗМЕНЯТЬ И/ИЛИ ПОВТОРНО РАСПРОСТРАНЯТЬ ПРОГРАММУ, КАК БЫЛО СКАЗАНО <text:soft-page-break/>ВЫШЕ, НЕ НЕСЁТ ОТВЕТСТВЕННОСТИ, ВКЛЮЧАЯ ЛЮБЫЕ ОБЩИЕ, СЛУЧАЙНЫЕ, СПЕЦИАЛЬНЫЕ ИЛИ ПОСЛЕДОВАВШИЕ УБЫТКИ, ВСЛЕДСТВИЕ ИСПОЛЬЗОВАНИЯ ИЛИ НЕВОЗМОЖНОСТИ ИСПОЛЬЗОВАНИЯ ПРОГРАММЫ (ВКЛЮЧАЯ, НО НЕ ОГРАНИЧИВАЯСЬ ПОТЕРЕЙ ДАННЫХ, ИЛИ ДАННЫМИ, СТАВШИМИ НЕПРАВИЛЬНЫМИ, ИЛИ ПОТЕРЯМИ ПРИНЕСЕННЫМИ ИЗ-ЗА ВАС ИЛИ ТРЕТЬИХ ЛИЦ, ИЛИ ОТКАЗОМ ПРОГРАММЫ РАБОТАТЬ СОВМЕСТНО С ДРУГИМИ ПРОГРАММАМИ), ДАЖЕ ЕСЛИ ТАКОЙ ВЛАДЕЛЕЦ ИЛИ ДРУГОЕ ЛИЦО БЫЛИ ИЗВЕЩЕНЫ О ВОЗМОЖНОСТИ ТАКИХ УБЫТКОВ.</text:p>
      <text:p text:style-name="P2"/>
      <text:p text:style-name="P2">Данный текст лицензии является переводом с английского. Его можно использовать в качестве лицензионного соглашения для вновь созданного программного обеспечения. Для программ, которые уже распространяются с таким же лицензионным соглашением на другом (в частности — английском) языке, юридическую силу имеет именно соглашение на этом языке, а его перевод на русский может использоваться лишь в ознакомительных целях.</text:p>
      <text:p text:style-name="P21"/>
      <text:p text:style-name="P5"><text:span text:style-name="T4">Лицензия MIT (англ. MIT License)</text:span><text:span text:style-name="T5"> — группа лицензий, разработанных Массачусетсским технологическим институтом для распространения свободного программного обеспечения.</text:span></text:p>
      <text:p text:style-name="P2">Лицензии не являются «копилефтом» (не содержат требования выпуска модифицированных версий под той же лицензией), что допускает использование кода в «собственническом» ПО (англ. proprietary).</text:p>
      <text:p text:style-name="P2">Некоторые группы в МТИ используют различные варианты этой лицензии для своего ПО, в частности программы Expat, Metakit, PuTTY, Mono и, наиболее известная, X Window System (X11).</text:p>
      <text:p text:style-name="P2">Текст лицензии</text:p>
      <text:p text:style-name="P2"/>
      <text:p text:style-name="P2">Copyright (c) &lt;год&gt; &lt;владельцы прав&gt;</text:p>
      <text:p text:style-name="P2"/>
      <text:p text:style-name="P2">Данная лицензия разрешает, безвозмездно, лицам, получившим копию данного программного обеспечения и сопутствующей документации (в дальнейшем именуемыми "Программное Обеспечение"), использовать Программное Обеспечение без ограничений, включая неограниченное право на использование, копирование, изменение, добавление, публикацию, распространение, сублицензирование и/или продажу копий Программного Обеспечения, также как и лицам, которым предоставляется данное Программное Обеспечение, при соблюдении следующих условий:</text:p>
      <text:p text:style-name="P2">Вышеупомянутый копирайт и данные условия должны быть включены во все копии или значимые части данного Программного Обеспечения.</text:p>
      <text:p text:style-name="P2"/>
      <text:p text:style-name="P2">ДАННОЕ ПРОГРАММНОЕ ОБЕСПЕЧЕНИЕ ПРЕДОСТАВЛЯЕТСЯ «КАК ЕСТЬ», БЕЗ ЛЮБОГО ВИДА ГАРАНТИЙ, ЯВНО ВЫРАЖЕННЫХ ИЛИ ПОДРАЗУМЕВАЕМЫХ, ВКЛЮЧАЯ, НО НЕ ОГРАНИЧИВАЯСЬ ГАРАНТИЯМИ ТОВАРНОЙ ПРИГОДНОСТИ, СООТВЕТСТВИЯ ПО ЕГО КОНКРЕТНОМУ НАЗНАЧЕНИЮ И НЕНАРУШЕНИЯ ПРАВ. НИ В КАКОМ СЛУЧАЕ АВТОРЫ ИЛИ ПРАВООБЛАДАТЕЛИ НЕ НЕСУТ ОТВЕТСТВЕННОСТИ ПО ИСКАМ О ВОЗМЕЩЕНИИ УЩЕРБА, УБЫТКОВ ИЛИ ДРУГИХ ТРЕБОВАНИЙ ПО ДЕЙСТВУЮЩИМ КОНТРАКТАМ, ДЕЛИКТАМ ИЛИ ИНОМУ, ВОЗНИКШИМ ИЗ, ИМЕЮЩИМ ПРИЧИНОЙ ИЛИ СВЯЗАННЫМ С ПРОГРАММНЫМ ОБЕСПЕЧЕНИЕМ ИЛИ ИСПОЛЬЗОВАНИЕМ ПРОГРАММНОГО ОБЕСПЕЧЕНИЯ ИЛИ ИНЫМИ ДЕЙСТВИЯМИ С <text:soft-page-break/>ПРОГРАММНЫМ ОБЕСПЕЧЕНИЕМ.</text:p>
      <text:p text:style-name="P2"/>
      <text:p text:style-name="P2">Использование лицензии</text:p>
      <text:p text:style-name="P2">Поскольку копирайт на данную лицензию отсутствует, другие группы имеют право использовать и изменять её для удовлетворения своих целей. Например, Фонд свободного ПО использовал сходную лицензию для своей библиотеки ncurses, добавив следующий абзац:</text:p>
      <text:p text:style-name="P2">Except as contained in this notice, the name(s) of the above copyright holders shall not be used in advertising or otherwise to promote the sale, use or other dealings in this Software without prior written authorization.</text:p>
      <text:p text:style-name="P2">Добавление этого абзаца сделало текст почти идентичным одной из Лицензий BSD.</text:p>
      <text:p text:style-name="P20"/>
      <text:p text:style-name="P5"><text:span text:style-name="T4">Apache Software License</text:span><text:span text:style-name="T6"> </text:span><text:span text:style-name="T5">— лицензия на свободное программное обеспечение Apache Software Foundation.</text:span></text:p>
      <text:p text:style-name="P2">Подобно всякой иной лицензии на свободное программное обеспечение, Лицензия Apache даёт пользователю право использовать программное обеспечение для любых целей, свободно распространять, изменять, и распространять изменённые копии.</text:p>
      <text:p text:style-name="P2">Данная лицензия не ставит условием неизменность лицензии распространения программного обеспечения, и не настаивает даже на сохранении его бесплатного и открытого статуса. Единственным условием, накладываемым Apache лицензией, является информирование получателя о факте использования исходного кода, лицензированного под лицензией Apache. Таким образом, в противоположность copyleft лицензиям, получатель модифицированной версии не обязательно получает все права, изначально предоставляемые Apache лицензией.</text:p>
      <text:p text:style-name="P2">При распространении программного обеспечения необходимо поместить следующие файлы в корневую директорию:</text:p>
      <text:p text:style-name="P2">LICENSE — Файл, содержащий копию лицензии Apache.</text:p>
      <text:p text:style-name="P2">NOTICE — Текстовый файл, перечисляющий все библиотеки, лицензированные Apache лицензией вместе с именами их создателей.</text:p>
      <text:p text:style-name="P2">В каждом лицензируемом файле должна быть сохранена вся исходная информация о копирайтах или патентах, в каждый изменённый файл должна добавляться информация о проведённых изменениях.</text:p>
      <text:p text:style-name="P21"/>
      <text:p text:style-name="P5"><text:span text:style-name="T4">Mozilla Public License</text:span><text:span text:style-name="T5"> (сокращенно MPL) — одна из лицензий на свободное программное обеспечение. Версия 1.0 была разработана Митчел Бэйкер, во время её работы адвокатом в Netscape Communications Corporation. Версия 1.1 была разработана в рамках Mozilla Foundation. MPL содержит в себе черты модифицированной лицензии BSD и GNU General Public License.</text:span></text:p>
      <text:p text:style-name="P2">MPL используется в качестве лицензии для Mozilla Suite, Mozilla Firefox, Mozilla Thunderbird и других программ разработанных Mozilla. Она также была адаптирована другими разработчиками, в особенности Sun Microsystems, в качестве лицензии (Common Development and Distribution License) для OpenSolaris, версии Solaris с открытыми исходниками.</text:p>
      <text:p text:style-name="P2"/>
      <text:p text:style-name="P2"/>
      <text:p text:style-name="P2"/>
      <text:p text:style-name="P2"/>
      <text:p text:style-name="P2"/>
      <text:p text:style-name="P2"/>
      <text:p text:style-name="P2"/>
      <text:p text:style-name="Heading_20_1"><text:soft-page-break/><text:toc-mark-start text:id="IMark37091384" text:outline-level="1"/><text:span text:style-name="T12">3. </text:span><text:span text:style-name="T11">Виды бесплатного ПО</text:span><text:toc-mark-end text:id="IMark37091384"/></text:p>
      <text:p text:style-name="P2"/>
      <text:p text:style-name="P2">1. Free - бесплатная программа или скрипт. Вы можете пользоваться и распространять это ПО бесплатно, но вот изменять программу или скрипт Вы не имеете права.</text:p>
      <text:p text:style-name="P2">2. Free GPL - бесплатное и свободное программное обеспечение. Обычно при такой лицензии Вы имеете право запускать, изучать, распространять и улучшать программу или скрипт. Исходники обычно доступны на сайте автора. Вы можете их скачать, изменить ПО под себя и спокойно им пользоваться. Никаких нарушений в этом случае не будет. Распространять можно как исходное, так и измененное Вами или кем-то ПО.</text:p>
      <text:p text:style-name="P2">3. Adware - бесплатная программа, которая полноценно исполняет возложенные на неё функции, но при этом содержит в себе дополнительные компоненты. Компонент может крутить какую-то рекламу внутри программы, а может, например, попросить Вас заполнить какую-то анкету и т.д. При установке подобных программ, пользователя обычно предупреждают о том, что вместе с программой будут установлены дополнительные компоненты. По распространению всё тоже самое, что и у freeware программ.</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oft-page-break/><text:toc-mark-start text:id="IMark37070504" text:outline-level="1"/><text:span text:style-name="T10">4. </text:span>Виды платного ПО<text:toc-mark-end text:id="IMark37070504"/></text:p>
      <text:p text:style-name="P2"/>
      <text:p text:style-name="P2">1. Shareware - условно-бесплатная программа или скрипт. Обычно программы этого типа ограничиваются в плане функциональности. Т.е. какие-то функции программа выполняет как положено, а вот часть самых полезных и нужных функций заблокирована до тех пор, пока Вы не купите ключ. Распространять shareware программы можно при условии, что в код не внесено никаких изменений и программа не взломана.</text:p>
      <text:p text:style-name="P2">2. Trial - условно-бесплатная программа или скрипт. По этому принципу делается большинство платных программ. Суть его в том, что программа не имеет ограничений по функциям, но работает без ключа только определенное количество времени (20-30 дней) или запусков (10-20 запусков). Сейчас этот тип условно-бесплатного ПО часто относят к Shareware (см. предыдущий пункт). По распространению всё тоже самое, что и у shareware программ.</text:p>
      <text:p text:style-name="P2">3. Demo - демоверсия. Программы, работающие по этому принципу обычно не имеют функциональных и временных ограничений. Ограничения накладываются на результат т.е. Вы что-то создаете, а сохранить результат не можете. Иногда бывает, что при сохранении результата, на него накладываются водяные знаки, говорящие о том, что использовалась демо-версия. По распространению всё тоже самое, что и у shareware программ.</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Heading_20_1"><text:soft-page-break/><text:toc-mark-start text:id="IMark37071448" text:outline-level="1"/><text:span text:style-name="T12">5. </text:span><text:span text:style-name="T11">Логистика поставок ПО</text:span><text:toc-mark-end text:id="IMark37071448"/></text:p>
      <text:p text:style-name="P2"/>
      <text:p text:style-name="P2">Производитель ПО распространяет свои продукты через сеть дистрибьюторов, которые в свою очередь работают с реселлерами. Конечные пользователи для заказа программного обеспечения должны обращаться к авторизованным реселлерам вендора, ни производитель, ни дистрибьютор в большинстве случаев не работают с конечными покупателями.</text:p>
      <text:p text:style-name="P2">Производитель ПО как обладатель исключительных авторских прав на программный продукт изготавливает лицензионные копии ПО: печатает лицензии, генерирует ключи, изготавливает коробочные версии, носители и т.д. Как правило, производитель также обеспечивает техническую поддержку ПО. Дистрибьютор принимает заказ от реселлера и формирует заказ на изготовление именных лицензий производителю ПО. Дистрибьютор также, как правило, содержит склад коробочных, предустановленных версий ПО и носителей для сокращения срока поставки. Реселлер, работая напрямую с заказчиком, формирует спецификацию заказа дистрибьютору, после изготовления и комплектации заказа дистрибьютором, реселлер осуществляет доставку ПО заказчику. Для продажи программного обеспечения реселлер, как правило, должен быть предварительно сертифицирован производителем и иметь соответствующих специалистов.</text:p>
      <text:p text:style-name="P2">Документы, подтверждающие наличие прав на использование ПО</text:p>
      <text:p text:style-name="P2"/>
      <text:p text:style-name="P3">Доказательством подлинности могут служить:</text:p>
      <text:list xml:id="list7550618436276373063" text:style-name="L6">
        <text:list-item>
          <text:p text:style-name="P13">Сертификат подлинности (если предусмотрен производителем).</text:p>
        </text:list-item>
        <text:list-item>
          <text:p text:style-name="P13">Бумажная лицензия с признаками подлинности.</text:p>
        </text:list-item>
        <text:list-item>
          <text:p text:style-name="P13">Оригинальные носители с защитой от подделки.</text:p>
        </text:list-item>
      </text:list>
      <text:p text:style-name="P2"/>
      <text:p text:style-name="P3">Подтверждением легальности также могут служить различные прилагающиеся к продукту документы:</text:p>
      <text:list xml:id="list9147897360730124080" text:style-name="L7">
        <text:list-item>
          <text:p text:style-name="P14">Лицензионное соглашение с конечным пользователем (в бумажном или электронном виде).</text:p>
        </text:list-item>
        <text:list-item>
          <text:p text:style-name="P14">Оригинал руководства пользователя (если предусмотрено производителем).</text:p>
        </text:list-item>
        <text:list-item>
          <text:p text:style-name="P14">Оригинальная коробка, в которой был куплен продукт (в случае покупки коробочной версии).</text:p>
        </text:list-item>
        <text:list-item>
          <text:p text:style-name="P14">Любая другая документация, приложенная к продукту.</text:p>
        </text:list-item>
        <text:list-item>
          <text:p text:style-name="P14">Счет-фактура, накладная, а также Лицензионный договор с поставщиком.</text:p>
        </text:list-item>
      </text:list>
      <text:p text:style-name="P2"/>
      <text:p text:style-name="P8"/>
      <text:p text:style-name="P2"/>
      <text:p text:style-name="P2"/>
      <text:p text:style-name="P2"/>
      <text:p text:style-name="P2"/>
      <text:p text:style-name="P2"/>
      <text:p text:style-name="P2"/>
      <text:p text:style-name="P2"/>
      <text:p text:style-name="P2"/>
      <text:p text:style-name="P2"/>
      <text:p text:style-name="P2"/>
      <text:p text:style-name="P23"><text:soft-page-break/><text:toc-mark-start text:id="IMark116122728" text:outline-level="1"/>БИБЛИОГРАФИЧЕСКИЙ СПИСОК<text:toc-mark-end text:id="IMark116122728"/></text:p>
      <text:p text:style-name="P4"/>
      <text:list xml:id="list5569045509014230416" text:style-name="L8">
        <text:list-item>
          <text:p text:style-name="P15"><text:span text:style-name="T9">Лицензирование ПО [Электронный ресурс] // it-click. URL: </text:span><text:a xlink:type="simple" xlink:href="http://www.it-click.ru/articles/it-consulting/licensing.aspx" text:style-name="Internet_20_link" text:visited-style-name="Visited_20_Internet_20_Link">http://www.it-click.ru/articles/it-consulting/licensing.aspx</text:a><text:span text:style-name="T7"> (дата обращения: 02.12.2015)</text:span><text:span text:style-name="T1"><text:tab/></text:span></text:p>
        </text:list-item>
        <text:list-item>
          <text:p text:style-name="P15"><text:span text:style-name="T8">Лицензии [Электронный ресурс] // Операционная система GNU. URL: </text:span><text:a xlink:type="simple" xlink:href="http://www.gnu.org/licenses/licenses.html" text:style-name="Internet_20_link" text:visited-style-name="Visited_20_Internet_20_Link">http://www.gnu.org/licenses/licenses.html</text:a><text:span text:style-name="T8"> (дата обращения: 03.12.2015)</text:span></text:p>
        </text:list-item>
        <text:list-item>
          <text:p text:style-name="P15"><text:span text:style-name="T8">Свободное программное обеспечение [Электронный ресурс] <text:s/>// Википедия, свободная энциклопедия. URL: </text:span><text:a xlink:type="simple" xlink:href="https://ru.wikipedia.org/wiki/Свободное_программное_обеспечение" text:style-name="Internet_20_link" text:visited-style-name="Visited_20_Internet_20_Link">https://ru.wikipedia.org/wiki/Свободное_программное_обеспечение</text:a><text:span text:style-name="T8"> <text:s/>(дата обращения: 03.12.2015)</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style style:name="Heading_20_1" style:display-name="Heading 1"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8:58:34.706249153</meta:creation-date>
    <meta:generator>LibreOffice/5.0.4.2$Linux_X86_64 LibreOffice_project/00m0$Build-2</meta:generator>
    <dc:date>2015-12-18T14:35:39.955912985</dc:date>
    <meta:editing-duration>PT28M12S</meta:editing-duration>
    <meta:editing-cycles>4</meta:editing-cycles>
    <meta:document-statistic meta:table-count="0" meta:image-count="0" meta:object-count="0" meta:page-count="14" meta:paragraph-count="147" meta:word-count="3850" meta:character-count="31070" meta:non-whitespace-character-count="27368"/>
  </office:meta>
</office:document-meta>
</file>